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38589"/>
    </style:style>
    <style:style style:name="P2" style:family="paragraph" style:parent-style-name="Standard">
      <style:paragraph-properties style:writing-mode="lr-tb"/>
      <style:text-properties officeooo:rsid="00138589" officeooo:paragraph-rsid="00138589"/>
    </style:style>
    <style:style style:name="P3" style:family="paragraph" style:parent-style-name="Standard">
      <style:paragraph-properties style:writing-mode="lr-tb"/>
      <style:text-properties officeooo:rsid="0013ebb3" officeooo:paragraph-rsid="0013ebb3"/>
    </style:style>
    <style:style style:name="P4" style:family="paragraph" style:parent-style-name="Standard">
      <style:paragraph-properties style:writing-mode="lr-tb"/>
      <style:text-properties officeooo:rsid="00148537" officeooo:paragraph-rsid="00148537"/>
    </style:style>
    <style:style style:name="P5" style:family="paragraph" style:parent-style-name="Standard">
      <style:paragraph-properties style:writing-mode="lr-tb"/>
      <style:text-properties officeooo:paragraph-rsid="00138589" fo:background-color="#ffff00"/>
    </style:style>
    <style:style style:name="P6" style:family="paragraph" style:parent-style-name="Standard">
      <style:paragraph-properties style:writing-mode="lr-tb"/>
      <style:text-properties fo:color="#c9211e" loext:opacity="100%" style:text-underline-style="solid" style:text-underline-width="auto" style:text-underline-color="font-color" officeooo:paragraph-rsid="00138589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1385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BOLETÍN 2</text:span> </text:p>
      <text:p text:style-name="P5"/>
      <text:p text:style-name="P6"><text:span text:style-name="T2">Documentos XML bien formados</text:span></text:p>
      <text:p text:style-name="P1"><text:line-break/><text:span text:style-name="T2">Los siguientes documentos no están bien formados porque cada uno contiene dos errores (dos errores del</text:span><text:line-break/><text:span text:style-name="T2">mismo tipo cuentan como uno sólo). Corrige los errores y comprueba si</text:span> <text:span text:style-name="T2">ya son documentos bien formados</text:span><text:line-break/><text:span text:style-name="T2">(si para corregir algún error hay que inventarse una etiqueta o atributo, utiliza un nombre que tenga relación</text:span><text:line-break/><text:span text:style-name="T2">con la información contenida en el documento).</text:span></text:p>
      <text:p text:style-name="P1"><text:span text:style-name="T2"/></text:p>
      <text:p text:style-name="P2"><text:span text:style-name="T2">1)</text:span></text:p>
      <text:p text:style-name="P1"/>
      <text:p text:style-name="P1"><text:span text:style-name="T2">&lt;?xml version="1.0" encoding="UTF-8"?&gt;</text:span></text:p>
      <text:p text:style-name="P1"><text:span text:style-name="T2">&lt;peliculas&gt;</text:span></text:p>
      <text:p text:style-name="P1"><text:span text:style-name="T2">&lt;pelicula&gt;</text:span></text:p>
      <text:p text:style-name="P1"><text:span text:style-name="T2">&lt;titulo&gt;Con faldas y a lo loco&lt;/titulo&gt;</text:span></text:p>
      <text:p text:style-name="P1"><text:span text:style-name="T2">&lt;director&gt;Billy Wilder&lt;/director&gt;</text:span></text:p>
      <text:p text:style-name="P1"><text:span text:style-name="T2">&lt;/pelicula&gt;</text:span></text:p>
      <text:p text:style-name="P1"><text:span text:style-name="T2">&lt;pelicula&gt;</text:span></text:p>
      <text:p text:style-name="P1"><text:span text:style-name="T2">&lt;director&gt;Leo McCarey&lt;/director&gt;</text:span></text:p>
      <text:p text:style-name="P1"><text:span text:style-name="T2">&lt;titulo&gt;Sopa de ganso&lt;/titulo&gt;</text:span></text:p>
      <text:p text:style-name="P1"><text:span text:style-name="T2">&lt;/pelicula&gt;</text:span></text:p>
      <text:p text:style-name="P1"><text:span text:style-name="T2">&lt;autor &gt;barto&lt;/autor&gt;</text:span></text:p>
      <text:p text:style-name="P1"><text:span text:style-name="T2">&lt;/peliculas&g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2) &lt;?xml version="1.0" encoding="UTF-8"?&gt;</text:span></text:p>
      <text:p text:style-name="P2"><text:span text:style-name="T2">&lt;deportistas&gt;</text:span></text:p>
      <text:p text:style-name="P2"><text:span text:style-name="T2">&lt;deportista&gt;</text:span></text:p>
      <text:p text:style-name="P2"><text:span text:style-name="T2">&lt;deporteAtletismo/&gt;</text:span></text:p>
      <text:p text:style-name="P2"><text:span text:style-name="T2">&lt;nombre&gt;Jesse Owens&lt;/nombre&gt;</text:span></text:p>
      <text:p text:style-name="P2"><text:span text:style-name="T2">&lt;/deportista&gt;</text:span></text:p>
      <text:p text:style-name="P2"><text:span text:style-name="T2">&lt;deportista&gt;</text:span></text:p>
      <text:p text:style-name="P2"><text:span text:style-name="T2">&lt;deporteNatación/&gt;</text:span></text:p>
      <text:p text:style-name="P2"><text:span text:style-name="T2">&lt;nombre&gt;Mark Spitz&lt;/nombre&gt;</text:span></text:p>
      <text:p text:style-name="P2"><text:span text:style-name="T2">&lt;/deportista&gt;</text:span></text:p>
      <text:p text:style-name="P2"><text:span text:style-name="T2">&lt;/deportistas&gt;</text:span></text:p>
      <text:p text:style-name="P2"><text:span text:style-name="T2"/></text:p>
      <text:p text:style-name="P3"><text:span text:style-name="T2">3)</text:span></text:p>
      <text:p text:style-name="P3"><text:span text:style-name="T2">&lt;?xml version="1.0" encoding="UTF-8"?&gt;</text:span></text:p>
      <text:p text:style-name="P3"><text:span text:style-name="T2">&lt;texto&gt;</text:span></text:p>
      <text:p text:style-name="P3"><text:span text:style-name="T2">&lt;titulo&gt;XML explicado a los niños&lt;/titulo&gt;</text:span></text:p>
      <text:p text:style-name="P3"><text:span text:style-name="T2">&lt;párrafo&gt;El &lt;abreviatura&gt;XML&lt;/abreviatura&gt;define cómo crear</text:span></text:p>
      <text:p text:style-name="P3"><text:span text:style-name="T2">lenguajes de marcas.&lt;/párrafo&gt;</text:span></text:p>
      <text:p text:style-name="P3"><text:span text:style-name="T2">&lt;párrafo&gt;Las marcas se añaden a un documento de texto</text:span></text:p>
      <text:p text:style-name="P3"><text:span text:style-name="T2">para añadir información.&lt;/párrafo&gt;</text:span></text:p>
      <text:p text:style-name="P3"><text:span text:style-name="T2">&lt;http&gt;www.example.org&lt;/http&gt;</text:span></text:p>
      <text:p text:style-name="P3"><text:span text:style-name="T2">&lt;/texto&gt;</text:span></text:p>
      <text:p text:style-name="P3"><text:soft-page-break/><text:span text:style-name="T2"/></text:p>
      <text:p text:style-name="P3"><text:span text:style-name="T2">4)&lt;?xml version="1.0" encoding="UTF-8"?&gt;</text:span></text:p>
      <text:p text:style-name="P3"><text:span text:style-name="T2">&lt;geografiamundial&gt;</text:span></text:p>
      <text:p text:style-name="P3"><text:span text:style-name="T2">&lt;paises&gt;</text:span></text:p>
      <text:p text:style-name="P3"><text:span text:style-name="T2">&lt;pais&gt;España&lt;/pais&gt;</text:span></text:p>
      <text:p text:style-name="P3"><text:span text:style-name="T2">&lt;continente&gt;Europa&lt;/continente&gt;</text:span></text:p>
      <text:p text:style-name="P3"><text:span text:style-name="T2">&lt;capital&gt;Madrid&lt;/capital&gt;</text:span></text:p>
      <text:p text:style-name="P3"><text:span text:style-name="T2">&lt;/paises&gt;</text:span></text:p>
      <text:p text:style-name="P3"><text:span text:style-name="T2">&lt;/geografiamundial&gt;</text:span></text:p>
      <text:p text:style-name="P3"><text:span text:style-name="T2"/></text:p>
      <text:p text:style-name="P3"><text:span text:style-name="T2">5) &lt;?xml version="1.0" encoding="UTF-8"?&gt;</text:span></text:p>
      <text:p text:style-name="P3"><text:span text:style-name="T2">&lt;programas&gt;</text:span></text:p>
      <text:p text:style-name="P3"><text:span text:style-name="T2">&lt;programa nombre="Firefox" licencia="GPL" licencia2="MPL" /&gt;</text:span></text:p>
      <text:p text:style-name="P3"><text:span text:style-name="T2">&lt;programa nombre="OpenOffice.org" licencia="LGPL" /&gt;</text:span></text:p>
      <text:p text:style-name="P3"><text:span text:style-name="T2">&lt;programa nombre="Inkscape" licencia="GPL" /&gt;</text:span></text:p>
      <text:p text:style-name="P3"><text:span text:style-name="T2">&lt;/programas&gt;</text:span></text:p>
      <text:p text:style-name="P3"><text:span text:style-name="T2"/></text:p>
      <text:p text:style-name="P4"><text:span text:style-name="T2">6)</text:span></text:p>
      <text:p text:style-name="P3"><text:span text:style-name="T2">&lt;?xml version="1.0" encoding="UTF-8"?&gt;</text:span></text:p>
      <text:p text:style-name="P3"><text:span text:style-name="T2">&lt;mundiales-de-futbol&gt;</text:span></text:p>
      <text:p text:style-name="P3"><text:span text:style-name="T2">&lt;mundial&gt;</text:span></text:p>
      <text:p text:style-name="P3"><text:span text:style-name="T2">&lt;nombre pais="España" /&gt;</text:span></text:p>
      <text:p text:style-name="P3"><text:span text:style-name="T2">&lt;Año a="1982" /&gt;</text:span></text:p>
      <text:p text:style-name="P3"><text:span text:style-name="T2">&lt;/mundial&gt;</text:span></text:p>
      <text:p text:style-name="P3"><text:span text:style-name="T2">&lt;/mundiales-de-futbo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0:20:54.620430041</meta:creation-date>
    <dc:date>2022-09-22T10:44:02.952585594</dc:date>
    <meta:editing-duration>PT2M47S</meta:editing-duration>
    <meta:editing-cycles>1</meta:editing-cycles>
    <meta:document-statistic meta:table-count="0" meta:image-count="0" meta:object-count="0" meta:page-count="2" meta:paragraph-count="59" meta:word-count="179" meta:character-count="1704" meta:non-whitespace-character-count="1582"/>
    <meta:generator>LibreOffice/7.3.5.2$Linux_X86_64 LibreOffice_project/30$Build-2</meta:generator>
  </office:meta>
</office:document-meta>
</file>